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3pt" style:font-size-asian="18pt" style:font-size-complex="18pt"/>
    </style:style>
    <style:style style:name="P3" style:family="paragraph">
      <style:paragraph-properties fo:text-align="center"/>
      <style:text-properties fo:font-family="'Palatino Linotype'" style:font-style-name="Standard" style:font-family-generic="roman" style:font-pitch="variable" fo:font-size="13pt" style:font-size-asian="18pt" style:font-size-complex="18pt"/>
    </style:style>
    <style:style style:name="P4" style:family="paragraph">
      <style:paragraph-properties fo:text-align="center"/>
    </style:style>
    <style:style style:name="T1" style:family="text">
      <style:text-properties fo:font-family="'Palatino Linotype'" style:font-style-name="Standard" style:font-family-generic="roman" style:font-pitch="variable" fo:font-size="13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 draw:id="id1">
          <draw:rect draw:style-name="gr1" draw:text-style-name="P2" draw:layer="layout" svg:width="3.629cm" svg:height="0.837cm" svg:x="0.891cm" svg:y="14.979cm">
            <text:p text:style-name="P1"><text:span text:style-name="T1">Teilnehmer</text:span></text:p>
          </draw:rect>
          <draw:rect draw:style-name="gr2" draw:text-style-name="P3" draw:layer="layout" svg:width="0.837cm" svg:height="0.837cm" svg:x="0.054cm" svg:y="14.979cm">
            <text:p/>
          </draw:rect>
          <draw:custom-shape draw:style-name="gr3" draw:text-style-name="P3" draw:layer="layout" svg:width="0.558cm" svg:height="0.558cm" svg:x="0.194cm" svg:y="15.118cm">
            <text:p/>
  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draw:g draw:id="id4">
          <draw:rect draw:style-name="gr1" draw:text-style-name="P2" draw:layer="layout" svg:width="3.629cm" svg:height="0.837cm" svg:x="18.991cm" svg:y="14.979cm">
            <text:p text:style-name="P1"><text:span text:style-name="T1">Teilnehmer</text:span></text:p>
          </draw:rect>
          <draw:rect draw:style-name="gr2" draw:text-style-name="P3" draw:layer="layout" svg:width="0.837cm" svg:height="0.837cm" svg:x="18.154cm" svg:y="14.979cm">
            <text:p/>
          </draw:rect>
          <draw:custom-shape draw:style-name="gr3" draw:text-style-name="P3" draw:layer="layout" svg:width="0.558cm" svg:height="0.558cm" svg:x="18.294cm" svg:y="15.118cm">
            <text:p/>
  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draw:g draw:id="id2">
          <draw:rect draw:style-name="gr1" draw:text-style-name="P2" draw:layer="layout" svg:width="3.629cm" svg:height="0.837cm" svg:x="9.846cm" svg:y="20.07cm">
            <text:p text:style-name="P1"><text:span text:style-name="T1">Teilnehmer</text:span></text:p>
          </draw:rect>
          <draw:rect draw:style-name="gr2" draw:text-style-name="P3" draw:layer="layout" svg:width="0.837cm" svg:height="0.837cm" svg:x="9.009cm" svg:y="20.07cm">
            <text:p/>
          </draw:rect>
          <draw:custom-shape draw:style-name="gr3" draw:text-style-name="P3" draw:layer="layout" svg:width="0.558cm" svg:height="0.558cm" svg:x="9.149cm" svg:y="20.209cm">
            <text:p/>
  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draw:g>
          <draw:rect draw:style-name="gr1" draw:text-style-name="P2" draw:layer="layout" svg:width="3.629cm" svg:height="0.837cm" svg:x="9.871cm" svg:y="14.65cm">
            <text:p text:style-name="P1"><text:span text:style-name="T1">Mixer</text:span></text:p>
          </draw:rect>
          <draw:custom-shape draw:style-name="gr3" draw:text-style-name="P3" draw:layer="layout" svg:width="0.558cm" svg:height="0.558cm" svg:x="9.174cm" svg:y="14.79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rect draw:style-name="gr2" draw:text-style-name="P3" draw:layer="layout" svg:width="0.837cm" svg:height="0.837cm" svg:x="9.034cm" svg:y="14.65cm">
            <text:p/>
          </draw:rect>
        </draw:g>
        <draw:g>
          <draw:rect draw:style-name="gr1" draw:text-style-name="P2" draw:layer="layout" svg:width="3.629cm" svg:height="0.838cm" svg:x="9.871cm" svg:y="15.487cm">
            <text:p text:style-name="P1"><text:span text:style-name="T1">Konferenzserver</text:span></text:p>
          </draw:rect>
          <draw:custom-shape draw:style-name="gr3" draw:text-style-name="P3" draw:layer="layout" svg:width="0.558cm" svg:height="0.558cm" svg:x="9.174cm" svg:y="15.627cm">
            <text:p/>
            <draw:enhanced-geometry svg:viewBox="0 0 21600 21600" draw:glue-points="10800 0 10800 10800 10800 21600" draw:text-areas="5400 5400 16200 16200" draw:type="flowchart-collate" draw:enhanced-path="M 0 0 L 21600 21600 0 21600 21600 0 0 0 Z N"/>
          </draw:custom-shape>
          <draw:rect draw:style-name="gr2" draw:text-style-name="P3" draw:layer="layout" svg:width="0.837cm" svg:height="0.838cm" svg:x="9.034cm" svg:y="15.487cm">
            <text:p/>
          </draw:rect>
        </draw:g>
        <draw:g draw:id="id3">
          <draw:rect draw:style-name="gr1" draw:text-style-name="P2" draw:layer="layout" svg:width="3.629cm" svg:height="0.837cm" svg:x="9.846cm" svg:y="10.3cm">
            <text:p text:style-name="P1"><text:span text:style-name="T1">Teilnehmer</text:span></text:p>
          </draw:rect>
          <draw:rect draw:style-name="gr2" draw:text-style-name="P3" draw:layer="layout" svg:width="0.837cm" svg:height="0.837cm" svg:x="9.009cm" svg:y="10.3cm">
            <text:p/>
          </draw:rect>
          <draw:custom-shape draw:style-name="gr3" draw:text-style-name="P3" draw:layer="layout" svg:width="0.558cm" svg:height="0.558cm" svg:x="9.149cm" svg:y="10.439cm">
            <text:p/>
  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draw:connector draw:style-name="gr4" draw:text-style-name="P4" draw:layer="layout" svg:x1="4.52cm" svg:y1="15.397cm" svg:x2="9.009cm" svg:y2="20.488cm" draw:start-shape="id1" draw:start-glue-point="1" draw:end-shape="id2">
          <text:p/>
        </draw:connector>
        <draw:connector draw:style-name="gr4" draw:text-style-name="P4" draw:layer="layout" svg:x1="9.009cm" svg:y1="10.718cm" svg:x2="4.52cm" svg:y2="15.397cm" draw:start-shape="id3" draw:end-shape="id1" draw:end-glue-point="1">
          <text:p/>
        </draw:connector>
        <draw:connector draw:style-name="gr4" draw:text-style-name="P4" draw:layer="layout" svg:x1="13.475cm" svg:y1="10.718cm" svg:x2="18.154cm" svg:y2="15.397cm" draw:start-shape="id3" draw:start-glue-point="1" draw:end-shape="id4" draw:end-glue-point="3">
          <text:p/>
        </draw:connector>
        <draw:connector draw:style-name="gr4" draw:text-style-name="P4" draw:layer="layout" svg:x1="18.154cm" svg:y1="15.397cm" svg:x2="13.475cm" svg:y2="20.488cm" draw:start-shape="id4" draw:start-glue-point="3" draw:end-shape="id2" draw:end-glue-point="1">
          <text:p/>
        </draw:connector>
        <draw:rect draw:style-name="gr2" draw:text-style-name="P4" draw:id="id5" draw:layer="layout" svg:width="5.5cm" svg:height="3.5cm" svg:x="8.5cm" svg:y="13.65cm">
          <text:p/>
        </draw:rect>
        <draw:connector draw:style-name="gr4" draw:text-style-name="P4" draw:layer="layout" svg:x1="4.52cm" svg:y1="15.397cm" svg:x2="8.5cm" svg:y2="15.4cm" draw:start-shape="id1" draw:start-glue-point="1" draw:end-shape="id5" draw:end-glue-point="3">
          <text:p/>
        </draw:connector>
        <draw:connector draw:style-name="gr4" draw:text-style-name="P4" draw:layer="layout" svg:x1="11.25cm" svg:y1="17.15cm" svg:x2="11.242cm" svg:y2="20.07cm" draw:start-shape="id5" draw:start-glue-point="2" draw:end-shape="id2" draw:end-glue-point="0">
          <text:p/>
        </draw:connector>
        <draw:connector draw:style-name="gr4" draw:text-style-name="P4" draw:layer="layout" svg:x1="11.242cm" svg:y1="11.137cm" svg:x2="11.25cm" svg:y2="13.65cm" draw:start-shape="id3" draw:start-glue-point="2" draw:end-shape="id5" draw:end-glue-point="0">
          <text:p/>
        </draw:connector>
        <draw:connector draw:style-name="gr4" draw:text-style-name="P4" draw:layer="layout" svg:x1="18.154cm" svg:y1="15.397cm" svg:x2="14cm" svg:y2="15.4cm" draw:start-shape="id4" draw:start-glue-point="3" draw:end-shape="id5" draw:end-glue-point="1">
          <text:p/>
        </draw:connector>
      </draw:page>
      <draw:page draw:name="page2" draw:style-name="dp1" draw:master-page-name="Standard">
        <office:forms form:automatic-focus="false" form:apply-design-mode="false"/>
        <draw:g>
          <draw:rect draw:style-name="gr1" draw:text-style-name="P2" draw:layer="layout" svg:width="3.629cm" svg:height="0.837cm" svg:x="1.871cm" svg:y="9.664cm">
            <text:p text:style-name="P1"><text:span text:style-name="T1">Spieleserver</text:span></text:p>
          </draw:rect>
          <draw:custom-shape draw:style-name="gr3" draw:text-style-name="P3" draw:layer="layout" svg:width="0.558cm" svg:height="0.558cm" svg:x="1.174cm" svg:y="9.803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rect draw:style-name="gr2" draw:text-style-name="P3" draw:layer="layout" svg:width="0.837cm" svg:height="0.837cm" svg:x="1.034cm" svg:y="9.664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5-06T08:54:57</meta:creation-date>
    <dc:creator>Thomas Plotkowiak</dc:creator>
    <dc:date>2008-05-06T09:32:24</dc:date>
    <meta:editing-cycles>2</meta:editing-cycles>
    <meta:editing-duration>PT7M0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